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ebf2f"/>
    </style:style>
    <style:style style:name="P2" style:family="paragraph" style:parent-style-name="Heading_20_1">
      <style:paragraph-properties fo:text-align="start" style:justify-single-word="false"/>
      <style:text-properties officeooo:paragraph-rsid="001ebf2f"/>
    </style:style>
    <style:style style:name="P3" style:family="paragraph" style:parent-style-name="Standard">
      <style:paragraph-properties fo:text-align="start" style:justify-single-word="false"/>
      <style:text-properties officeooo:paragraph-rsid="001ebf2f"/>
    </style:style>
    <style:style style:name="P4" style:family="paragraph" style:parent-style-name="Standard">
      <style:paragraph-properties fo:text-align="start" style:justify-single-word="false"/>
      <style:text-properties officeooo:paragraph-rsid="001f8cf2"/>
    </style:style>
    <style:style style:name="P5" style:family="paragraph" style:parent-style-name="Standard">
      <style:paragraph-properties fo:text-align="start" style:justify-single-word="false"/>
      <style:text-properties fo:font-size="13pt" fo:font-weight="bold" officeooo:rsid="0010812a" officeooo:paragraph-rsid="001deed7"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3pt" fo:font-weight="bold" officeooo:rsid="00293e88" officeooo:paragraph-rsid="001e9149"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size="13pt" fo:font-weight="bold" officeooo:rsid="00293e88" officeooo:paragraph-rsid="00237b0b"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fo:font-weight="bold" officeooo:rsid="001ebf2f" officeooo:paragraph-rsid="001ebf2f" style:font-size-asian="13pt" style:font-weight-asian="bold" style:font-size-complex="13pt" style:font-weight-complex="bold"/>
    </style:style>
    <style:style style:name="P9" style:family="paragraph" style:parent-style-name="Standard">
      <style:paragraph-properties fo:text-align="start" style:justify-single-word="false"/>
      <style:text-properties fo:font-weight="bold" officeooo:paragraph-rsid="00237b0b" style:font-weight-asian="bold" style:font-weight-complex="bold"/>
    </style:style>
    <style:style style:name="P10" style:family="paragraph" style:parent-style-name="Standard">
      <style:paragraph-properties fo:text-align="center" style:justify-single-word="false"/>
      <style:text-properties fo:font-weight="bold" officeooo:paragraph-rsid="001deed7" style:font-weight-asian="bold" style:font-weight-complex="bold"/>
    </style:style>
    <style:style style:name="P11" style:family="paragraph" style:parent-style-name="Standard">
      <style:paragraph-properties fo:text-align="justify" style:justify-single-word="false"/>
      <style:text-properties fo:font-size="12pt" officeooo:paragraph-rsid="001f8cf2" style:font-size-asian="12pt" style:font-size-complex="12pt"/>
    </style:style>
    <style:style style:name="P12" style:family="paragraph" style:parent-style-name="Text_20_body">
      <style:paragraph-properties fo:text-align="justify" style:justify-single-word="false"/>
    </style:style>
    <style:style style:name="T1" style:family="text">
      <style:text-properties fo:font-size="16pt" style:font-size-asian="16pt" style:font-size-complex="16pt"/>
    </style:style>
    <style:style style:name="T2" style:family="text">
      <style:text-properties fo:font-size="16pt" officeooo:rsid="0010812a" style:font-size-asian="16pt" style:font-size-complex="16pt"/>
    </style:style>
    <style:style style:name="T3" style:family="text">
      <style:text-properties fo:font-size="16pt" officeooo:rsid="001deed7" style:font-size-asian="16pt" style:font-size-complex="16pt"/>
    </style:style>
    <style:style style:name="T4" style:family="text">
      <style:text-properties fo:font-size="13pt" style:font-size-asian="13pt" style:font-size-complex="13pt"/>
    </style:style>
    <style:style style:name="T5" style:family="text">
      <style:text-properties fo:font-size="13pt" officeooo:rsid="0010812a" style:font-size-asian="13pt" style:font-size-complex="13pt"/>
    </style:style>
    <style:style style:name="T6" style:family="text">
      <style:text-properties fo:font-size="13pt" officeooo:rsid="001deed7" style:font-size-asian="13pt" style:font-size-complex="13pt"/>
    </style:style>
    <style:style style:name="T7" style:family="text">
      <style:text-properties fo:font-size="13pt" officeooo:rsid="00293e88" style:font-size-asian="13pt" style:font-size-complex="13pt"/>
    </style:style>
    <style:style style:name="T8" style:family="text">
      <style:text-properties fo:font-size="13pt" officeooo:rsid="001e9149" style:font-size-asian="13pt" style:font-size-complex="13pt"/>
    </style:style>
    <style:style style:name="T9" style:family="text">
      <style:text-properties fo:font-size="13pt" officeooo:rsid="001f8cf2" style:font-size-asian="13pt" style:font-size-complex="13pt"/>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3pt" fo:font-weight="bold" officeooo:rsid="00293e88" style:font-size-asian="13pt" style:font-weight-asian="bold" style:font-size-complex="13pt" style:font-weight-complex="bold"/>
    </style:style>
    <style:style style:name="T12" style:family="text">
      <style:text-properties fo:font-size="13pt" fo:font-weight="bold" officeooo:rsid="001ebf2f" style:font-size-asian="13pt" style:font-weight-asian="bold" style:font-size-complex="13pt" style:font-weight-complex="bold"/>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fo:font-size="12pt" fo:font-weight="normal" officeooo:rsid="001ebf2f" style:font-size-asian="12pt" style:font-weight-asian="normal" style:font-size-complex="12pt" style:font-weight-complex="normal"/>
    </style:style>
    <style:style style:name="T15" style:family="text">
      <style:text-properties fo:font-size="12pt" fo:font-weight="normal" officeooo:rsid="001f8cf2"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NT-2</text:span><text:span text:style-name="T3">2</text:span><text:span text:style-name="T2"> </text:span><text:span text:style-name="T5">(</text:span><text:span text:style-name="T4">Typescript-1</text:span><text:span text:style-name="T6">2</text:span><text:span text:style-name="T5">)</text:span></text:p>
      <text:p text:style-name="P5"/>
      <text:p text:style-name="P6"><text:span text:style-name="T7"/></text:p>
      <text:p text:style-name="P4"><text:span text:style-name="T11">1</text:span><text:span text:style-name="T12">) Utility Types: </text:span></text:p>
      <text:p text:style-name="P11">TypeScript provides several utility types to facilitate common type transformations. TypeScript is very flexible, and in addition to the ability to create new types, it also offers the ability to transform existing types.</text:p>
      <text:p text:style-name="P12">Such transformations are usually done with Utility Types, which are built-in and globally accessible.</text:p>
      <text:h text:style-name="P2" text:outline-level="1"><text:span text:style-name="T14">Most Used Utility Types In TypeScript </text:span><text:span text:style-name="T15">are mention below:</text:span></text:h>
      <text:p text:style-name="P3"><text:span text:style-name="T12">a) </text:span><text:bookmark text:name="partialtype"/><text:span text:style-name="Source_20_Text"><text:span text:style-name="T10">Partial&lt;Type&gt;</text:span></text:span></text:p>
      <text:p text:style-name="P1"><text:span text:style-name="Source_20_Text"><text:span text:style-name="T13"/></text:span></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text:span text:style-name="T7">(Reference</text:span><text:span text:style-name="T9">s</text:span><text:span text:style-name="T7">→ </text:span><text:span text:style-name="T9">1)</text:span><text:span text:style-name="T8"> </text:span><text:a xlink:type="simple" xlink:href="https://www.typescriptlang.org/docs/handbook/utility-types.html" text:style-name="Internet_20_link" text:visited-style-name="Visited_20_Internet_20_Link"><text:span text:style-name="T8">https://www.typescriptlang.org/docs/handbook/utility-types.html</text:span></text:a><text:span text:style-name="T8"><text:line-break/></text:span><text:span text:style-name="T9">2) </text:span><text:a xlink:type="simple" xlink:href="https://vhudyma-blog.eu/13-most-used-utility-types-in-typescript/" text:style-name="Internet_20_link" text:visited-style-name="Visited_20_Internet_20_Link"><text:span text:style-name="T9">https://vhudyma-blog.eu/13-most-used-utility-types-in-typescript/</text:span></text:a><text:span text:style-name="T8"> </text:span><text:span text:style-name="T7">)</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0:59:43.541465308</meta:creation-date>
    <dc:date>2022-04-04T09:30:38.042905697</dc:date>
    <meta:editing-duration>PT21M39S</meta:editing-duration>
    <meta:editing-cycles>4</meta:editing-cycles>
    <meta:generator>LibreOffice/6.4.7.2$Linux_X86_64 LibreOffice_project/40$Build-2</meta:generator>
    <meta:document-statistic meta:table-count="0" meta:image-count="0" meta:object-count="0" meta:page-count="2" meta:paragraph-count="7" meta:word-count="69" meta:character-count="583" meta:non-whitespace-character-count="520"/>
  </office:meta>
</office:document-meta>
</file>